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0.926cm" fo:min-width="14.7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1.348cm" fo:min-width="6.279cm" fo:padding-top="0.139cm" fo:padding-bottom="0.139cm" fo:padding-left="0.264cm" fo:padding-right="0.264cm" draw:shadow="visible" draw:shadow-offset-x="0.282cm" draw:shadow-offset-y="0.282cm" draw:shadow-color="#666666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122cm" fo:min-width="14.7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4.712cm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815cm" fo:min-width="2.514cm" fo:padding-top="0.142cm" fo:padding-bottom="0.142cm" fo:padding-left="0.267cm" fo:padding-right="0.267cm" draw:shadow="visible" draw:shadow-offset-x="0.282cm" draw:shadow-offset-y="0.282cm"/>
    </style:style>
    <style:style style:name="gr6" style:family="graphic" style:parent-style-name="objectwithoutfill">
      <style:graphic-properties svg:stroke-width="0.081cm" svg:stroke-color="#000000" draw:marker-start-width="0.322cm" draw:marker-end="Symmetric_20_Arrow" draw:marker-end-width="0.422cm" draw:fill="solid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0.385cm" fo:min-width="4.199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1.53cm" fo:min-width="14.712cm" fo:padding-top="0.139cm" fo:padding-bottom="0.139cm" fo:padding-left="0.264cm" fo:padding-right="0.264cm" draw:shadow="hidden" draw:shadow-offset-x="0.282cm" draw:shadow-offset-y="0.282cm" draw:shadow-color="#666666"/>
    </style:style>
    <style:style style:name="gr9" style:family="graphic" style:parent-style-name="objectwithoutfill">
      <style:graphic-properties svg:stroke-width="0.081cm" svg:stroke-color="#000000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fill-color="#000000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="Symmetric_20_Arrow" draw:marker-start-width="0.359cm" draw:marker-end="" draw:marker-end-width="0.459cm" draw:fill="solid" draw:fill-color="#000000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fill-color="#999999" draw:textarea-horizontal-align="justify" draw:textarea-vertical-align="middle" draw:auto-grow-height="false" fo:min-height="5.592cm" fo:min-width="4.199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348cm" fo:min-width="0.684cm" fo:padding-top="0.142cm" fo:padding-bottom="0.142cm" fo:padding-left="0.267cm" fo:padding-right="0.267cm" draw:shadow="visible" draw:shadow-offset-x="0.282cm" draw:shadow-offset-y="0.282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736cm" fo:min-width="0.993cm" fo:padding-top="0.139cm" fo:padding-bottom="0.139cm" fo:padding-left="0.264cm" fo:padding-right="0.264cm" draw:shadow="visible" draw:shadow-offset-x="0.282cm" draw:shadow-offset-y="0.282cm" draw:shadow-color="#666666"/>
    </style:style>
    <style:style style:name="gr15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351cm" fo:min-width="0.684cm" fo:padding-top="0.142cm" fo:padding-bottom="0.142cm" fo:padding-left="0.267cm" fo:padding-right="0.267cm" draw:shadow="visible" draw:shadow-offset-x="0.282cm" draw:shadow-offset-y="0.282cm"/>
    </style:style>
    <style:style style:name="gr17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000000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000000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000000" draw:marker-start="Symmetric_20_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="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="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Source Code Pro" fo:font-size="18pt" style:font-size-asian="18pt" style:font-size-complex="18pt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style:paragraph-properties fo:margin-left="0cm" fo:margin-right="0.051cm" fo:text-align="center" fo:text-indent="0.152cm"/>
    </style:style>
    <style:style style:name="P6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"/>
    </style:style>
    <style:style style:name="P7" style:family="paragraph">
      <loext:graphic-properties draw:fill="solid" draw:fill-color="#eeeeee"/>
      <style:paragraph-properties fo:text-align="center"/>
      <style:text-properties style:font-name="Source Code Pro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style:font-name="Source Code Pro" fo:font-size="18pt" style:font-size-asian="18pt" style:font-size-complex="18pt"/>
    </style:style>
    <style:style style:name="T2" style:family="text">
      <style:text-properties style:font-name="Source Code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1.176cm" svg:x="0cm" svg:y="8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07cm" svg:height="1.626cm" svg:x="0.01cm" svg:y="5.664cm">
          <draw:glue-point draw:id="4" svg:x="0.023cm" svg:y="6.82cm"/>
          <text:p text:style-name="P2"><text:span text:style-name="T1">Internet 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24cm" svg:height="1.372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5.24cm" svg:height="1.372cm" svg:x="0cm" svg:y="0cm">
          <text:p text:style-name="P5"><text:span text:style-name="T2">Link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048cm" svg:height="2.099cm" draw:transform="rotate (-3.14159265358979) translate (13.132cm 4.521cm)">
          <text:p text:style-name="P2"><text:span text:style-name="T2">Frame</text:span></text:p>
          <text:p text:style-name="P2"><text:span text:style-name="T2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8" draw:layer="layout" svg:x1="3.429cm" svg:y1="1.349cm" svg:x2="3.429cm" svg:y2="5.667cm">
          <text:p/>
        </draw:line>
        <draw:custom-shape draw:style-name="gr7" draw:text-style-name="P4" xml:id="id7" draw:id="id7" draw:layer="layout" svg:width="4.699cm" svg:height="0.635cm" svg:x="0.204cm" svg:y="10.108cm">
          <draw:glue-point draw:id="4" svg:x="-2.834cm" svg:y="5.007cm"/>
          <draw:glue-point draw:id="5" svg:x="2.296cm" svg:y="5.007cm"/>
          <draw:glue-point draw:id="6" svg:x="1.215cm" svg:y="-4.976cm"/>
          <draw:glue-point draw:id="7" svg:x="-2.023cm" svg:y="-4.976cm"/>
          <draw:glue-point draw:id="8" svg:x="-4.185cm" svg:y="-4.976cm"/>
          <draw:glue-point draw:id="9" svg:x="1.215cm" svg:y="-4.976cm"/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" draw:text-style-name="P4" xml:id="id15" draw:id="id15" draw:layer="layout" svg:width="4.699cm" svg:height="0.635cm" svg:x="5.304cm" svg:y="10.109cm">
          <draw:glue-point draw:id="4" svg:x="-2.834cm" svg:y="5.007cm"/>
          <draw:glue-point draw:id="5" svg:x="2.296cm" svg:y="5.007cm"/>
          <draw:glue-point draw:id="6" svg:x="1.215cm" svg:y="-4.976cm"/>
          <draw:glue-point draw:id="7" svg:x="-2.023cm" svg:y="-4.976cm"/>
          <draw:glue-point draw:id="8" svg:x="-4.185cm" svg:y="-4.976cm"/>
          <draw:glue-point draw:id="9" svg:x="1.215cm" svg:y="-4.976cm"/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" draw:text-style-name="P4" xml:id="id23" draw:id="id23" draw:layer="layout" svg:width="4.699cm" svg:height="0.635cm" svg:x="10.404cm" svg:y="10.11cm">
          <draw:glue-point draw:id="4" svg:x="-2.834cm" svg:y="5.007cm"/>
          <draw:glue-point draw:id="5" svg:x="2.296cm" svg:y="5.007cm"/>
          <draw:glue-point draw:id="6" svg:x="1.215cm" svg:y="-4.976cm"/>
          <draw:glue-point draw:id="7" svg:x="-2.023cm" svg:y="-4.976cm"/>
          <draw:glue-point draw:id="8" svg:x="-4.185cm" svg:y="-4.976cm"/>
          <draw:glue-point draw:id="9" svg:x="1.215cm" svg:y="-4.976cm"/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" draw:text-style-name="P3" draw:layer="layout" svg:width="15.24cm" svg:height="1.808cm" svg:x="0cm" svg:y="8.939cm">
          <draw:glue-point draw:id="4" svg:x="-2.75cm" svg:y="-5.077cm"/>
          <draw:glue-point draw:id="5" svg:x="2.583cm" svg:y="-5.077cm"/>
          <text:p text:style-name="P2"><text:span text:style-name="T1">Load Distributo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429cm" svg:y1="7.326cm" svg:x2="3.429cm" svg:y2="8.977cm">
          <text:p/>
        </draw:line>
        <draw:custom-shape draw:style-name="gr2" draw:text-style-name="P3" draw:layer="layout" svg:width="6.807cm" svg:height="1.626cm" svg:x="8.001cm" svg:y="5.667cm">
          <draw:glue-point draw:id="4" svg:x="0.224cm" svg:y="6.82cm"/>
          <text:p text:style-name="P2"><text:span text:style-name="T1">Internet Out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1.584cm" svg:y1="2.465cm" svg:x2="11.584cm" svg:y2="1.322cm">
          <text:p/>
        </draw:line>
        <draw:line draw:style-name="gr9" draw:text-style-name="P8" draw:layer="layout" svg:x1="11.584cm" svg:y1="5.686cm" svg:x2="11.584cm" svg:y2="4.543cm">
          <text:p/>
        </draw:line>
        <draw:line draw:style-name="gr9" draw:text-style-name="P8" draw:layer="layout" svg:x1="11.557cm" svg:y1="8.977cm" svg:x2="11.557cm" svg:y2="7.326cm">
          <text:p/>
        </draw:line>
        <draw:custom-shape draw:style-name="gr3" draw:text-style-name="P4" draw:layer="layout" svg:width="15.24cm" svg:height="1.372cm" svg:x="0cm" svg:y="23.4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5.24cm" svg:height="1.372cm" svg:x="0cm" svg:y="23.444cm">
          <text:p text:style-name="P5"><text:span text:style-name="T2">Link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24" draw:id="id24" draw:layer="layout" svg:width="4.699cm" svg:height="0.635cm" svg:x="10.404cm" svg:y="20.118cm">
          <draw:glue-point draw:id="4" svg:x="-2.834cm" svg:y="5.007cm"/>
          <draw:glue-point draw:id="5" svg:x="2.296cm" svg:y="5.007cm"/>
          <draw:glue-point draw:id="6" svg:x="1.215cm" svg:y="-4.976cm"/>
          <draw:glue-point draw:id="7" svg:x="-2.023cm" svg:y="-4.976cm"/>
          <draw:glue-point draw:id="8" svg:x="-4.185cm" svg:y="-4.976cm"/>
          <draw:glue-point draw:id="9" svg:x="1.215cm" svg:y="-4.976cm"/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" draw:text-style-name="P4" xml:id="id16" draw:id="id16" draw:layer="layout" svg:width="4.699cm" svg:height="0.635cm" svg:x="5.304cm" svg:y="20.117cm">
          <draw:glue-point draw:id="4" svg:x="-2.834cm" svg:y="5.007cm"/>
          <draw:glue-point draw:id="5" svg:x="2.296cm" svg:y="5.007cm"/>
          <draw:glue-point draw:id="6" svg:x="1.215cm" svg:y="-4.976cm"/>
          <draw:glue-point draw:id="7" svg:x="-2.023cm" svg:y="-4.976cm"/>
          <draw:glue-point draw:id="8" svg:x="-4.185cm" svg:y="-4.976cm"/>
          <draw:glue-point draw:id="9" svg:x="1.215cm" svg:y="-4.976cm"/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" draw:text-style-name="P4" xml:id="id8" draw:id="id8" draw:layer="layout" svg:width="4.699cm" svg:height="0.635cm" svg:x="0.204cm" svg:y="20.116cm">
          <draw:glue-point draw:id="4" svg:x="-2.834cm" svg:y="5.007cm"/>
          <draw:glue-point draw:id="5" svg:x="2.296cm" svg:y="5.007cm"/>
          <draw:glue-point draw:id="6" svg:x="1.215cm" svg:y="-4.976cm"/>
          <draw:glue-point draw:id="7" svg:x="-2.023cm" svg:y="-4.976cm"/>
          <draw:glue-point draw:id="8" svg:x="-4.185cm" svg:y="-4.976cm"/>
          <draw:glue-point draw:id="9" svg:x="1.215cm" svg:y="-4.976cm"/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" draw:text-style-name="P3" draw:layer="layout" svg:width="15.24cm" svg:height="1.808cm" svg:x="0cm" svg:y="20.115cm">
          <text:p text:style-name="P2"><text:span text:style-name="T1">Load Collecto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6.223cm" svg:y1="21.923cm" svg:x2="6.223cm" svg:y2="23.447cm">
          <text:p/>
        </draw:line>
        <draw:line draw:style-name="gr11" draw:text-style-name="P9" draw:layer="layout" svg:x1="9.398cm" svg:y1="21.923cm" svg:x2="9.398cm" svg:y2="23.447cm">
          <text:p/>
        </draw:line>
        <draw:custom-shape draw:style-name="gr12" draw:text-style-name="P4" xml:id="id6" draw:id="id6" draw:layer="layout" svg:width="4.699cm" svg:height="5.842cm" svg:x="0.204cm" svg:y="12.689cm">
          <draw:glue-point draw:id="4" svg:x="-2.836cm" svg:y="-5.001cm"/>
          <draw:glue-point draw:id="5" svg:x="2.298cm" svg:y="-5.001cm"/>
          <draw:glue-point draw:id="6" svg:x="1.217cm" svg:y="5.001cm"/>
          <draw:glue-point draw:id="7" svg:x="-2.025cm" svg:y="5.001cm"/>
          <draw:glue-point draw:id="8" svg:x="-4.188cm" svg:y="5.001cm"/>
          <draw:glue-point draw:id="9" svg:x="1.217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1" draw:id="id1" draw:layer="layout" svg:width="1.217cm" svg:height="1.011cm" svg:x="0.61cm" svg:y="13.113cm">
          <text:p text:style-name="P2"><text:span text:style-name="T2">SI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3" xml:id="id2" draw:id="id2" draw:layer="layout" svg:width="1.521cm" svg:height="1.014cm" svg:x="1.601cm" svg:y="14.723cm">
          <draw:glue-point draw:id="4" svg:x="2.498cm" svg:y="6.252cm"/>
          <draw:glue-point draw:id="5" svg:x="-2.491cm" svg:y="6.252cm"/>
          <text:p text:style-name="P2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-0.208cm" svg:x1="1.219cm" svg:y1="14.124cm" svg:x2="2.361cm" svg:y2="14.723cm" draw:start-shape="id1" draw:start-glue-point="7" draw:end-shape="id2" draw:end-glue-point="0" svg:d="M1219 14124v235h1142v364" svg:viewBox="0 0 1143 600">
          <text:p/>
        </draw:connector>
        <draw:custom-shape draw:style-name="gr16" draw:text-style-name="P7" xml:id="id3" draw:id="id3" draw:layer="layout" svg:width="1.217cm" svg:height="1.014cm" svg:x="2.515cm" svg:y="16.826cm">
          <text:p text:style-name="P2"><text:span text:style-name="T2">DI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7" xml:id="id4" draw:id="id4" draw:layer="layout" svg:width="1.217cm" svg:height="1.014cm" svg:x="0.991cm" svg:y="16.826cm">
          <text:p text:style-name="P2"><text:span text:style-name="T2">D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10" draw:layer="layout" draw:line-skew="0.349cm" svg:x1="2.74cm" svg:y1="15.737cm" svg:x2="3.124cm" svg:y2="16.826cm" draw:end-shape="id3" draw:end-glue-point="5" svg:d="M2740 15737v635h384v454" svg:viewBox="0 0 385 1090">
          <text:p/>
        </draw:connector>
        <draw:connector draw:style-name="gr18" draw:text-style-name="P10" draw:layer="layout" draw:line-skew="0.349cm" svg:x1="1.983cm" svg:y1="15.737cm" svg:x2="1.6cm" svg:y2="16.826cm" draw:end-shape="id4" draw:end-glue-point="5" svg:d="M1983 15737v635h-383v454" svg:viewBox="0 0 384 1090">
          <text:p/>
        </draw:connector>
        <draw:custom-shape draw:style-name="gr16" draw:text-style-name="P7" xml:id="id5" draw:id="id5" draw:layer="layout" svg:width="1.217cm" svg:height="1.014cm" svg:x="3.023cm" svg:y="13.099cm">
          <text:p text:style-name="P2"><text:span text:style-name="T2">S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2" draw:layer="layout" svg:x1="3.122cm" svg:y1="15.23cm" svg:x2="3.632cm" svg:y2="14.113cm" draw:start-shape="id2" draw:start-glue-point="1" draw:end-shape="id5" draw:end-glue-point="7" svg:d="M3122 15230h510v-1117" svg:viewBox="0 0 511 1118">
          <text:p/>
        </draw:connector>
        <draw:connector draw:style-name="gr18" draw:text-style-name="P10" draw:layer="layout" draw:line-skew="-1.009cm" svg:x1="1.6cm" svg:y1="17.84cm" svg:x2="1.602cm" svg:y2="18.531cm" draw:start-shape="id4" draw:start-glue-point="7" draw:end-shape="id6" draw:end-glue-point="7" svg:d="M1600 17840v183h2v508" svg:viewBox="0 0 3 692">
          <text:p/>
        </draw:connector>
        <draw:connector draw:style-name="gr19" draw:text-style-name="P10" draw:layer="layout" svg:x1="3.124cm" svg:y1="17.84cm" svg:x2="3.124cm" svg:y2="18.531cm" draw:start-shape="id3" draw:start-glue-point="7" draw:end-shape="id6" draw:end-glue-point="6" svg:d="M3124 17840v691" svg:viewBox="0 0 1 692">
          <text:p/>
        </draw:connector>
        <draw:connector draw:style-name="gr17" draw:text-style-name="P10" draw:layer="layout" draw:line-skew="-2.406cm 0.883cm" svg:x1="0.586cm" svg:y1="18.531cm" svg:x2="1.601cm" svg:y2="15.23cm" draw:start-shape="id6" draw:start-glue-point="8" draw:end-shape="id2" draw:end-glue-point="3" svg:d="M586 18531v-1905h-1v-1396h1016" svg:viewBox="0 0 1017 3302">
          <text:p/>
        </draw:connector>
        <draw:connector draw:style-name="gr20" draw:text-style-name="P2" draw:layer="layout" svg:x1="3.632cm" svg:y1="13.099cm" svg:x2="3.632cm" svg:y2="12.689cm" draw:start-shape="id5" draw:start-glue-point="5" draw:end-shape="id6" draw:end-glue-point="5" svg:d="M3632 13099v-410" svg:viewBox="0 0 1 411">
          <text:p/>
        </draw:connector>
        <draw:connector draw:style-name="gr21" draw:text-style-name="P2" draw:layer="layout" draw:line-skew="0.628cm" svg:x1="1.219cm" svg:y1="13.113cm" svg:x2="1.221cm" svg:y2="12.689cm" draw:start-shape="id1" draw:start-glue-point="5" draw:end-shape="id6" draw:end-glue-point="4" svg:d="M1219 13113v-297h2v-127" svg:viewBox="0 0 3 425">
          <text:p/>
        </draw:connector>
        <draw:connector draw:style-name="gr22" draw:text-style-name="P2" draw:layer="layout" svg:x1="1.221cm" svg:y1="12.689cm" svg:x2="1.222cm" svg:y2="10.743cm" draw:start-shape="id6" draw:start-glue-point="4" draw:end-shape="id7" draw:end-glue-point="4" svg:d="M1221 12689v-972h1v-974" svg:viewBox="0 0 2 1947">
          <text:p/>
        </draw:connector>
        <draw:connector draw:style-name="gr23" draw:text-style-name="P2" draw:layer="layout" svg:x1="3.632cm" svg:y1="12.689cm" svg:x2="3.631cm" svg:y2="10.743cm" draw:start-shape="id6" draw:start-glue-point="5" draw:end-shape="id7" draw:end-glue-point="5" svg:d="M3632 12689v-972h-1v-974" svg:viewBox="0 0 2 1947">
          <text:p/>
        </draw:connector>
        <draw:connector draw:style-name="gr17" draw:text-style-name="P10" draw:layer="layout" svg:x1="3.124cm" svg:y1="18.531cm" svg:x2="3.123cm" svg:y2="20.119cm" draw:start-shape="id6" draw:start-glue-point="6" draw:end-shape="id8" draw:end-glue-point="6" svg:d="M3124 18531v793h-1v795" svg:viewBox="0 0 2 1589">
          <text:p/>
        </draw:connector>
        <draw:connector draw:style-name="gr19" draw:text-style-name="P10" draw:layer="layout" svg:x1="1.602cm" svg:y1="18.531cm" svg:x2="1.603cm" svg:y2="20.119cm" draw:start-shape="id6" draw:start-glue-point="7" draw:end-shape="id8" draw:end-glue-point="7" svg:d="M1602 18531v793h1v795" svg:viewBox="0 0 2 1589">
          <text:p/>
        </draw:connector>
        <draw:connector draw:style-name="gr19" draw:text-style-name="P10" draw:layer="layout" svg:x1="0.586cm" svg:y1="18.531cm" svg:x2="0.587cm" svg:y2="20.119cm" draw:start-shape="id6" draw:start-glue-point="8" draw:end-shape="id8" draw:end-glue-point="8" svg:d="M586 18531v793h1v795" svg:viewBox="0 0 2 1589">
          <text:p/>
        </draw:connector>
        <draw:custom-shape draw:style-name="gr12" draw:text-style-name="P4" xml:id="id14" draw:id="id14" draw:layer="layout" svg:width="4.699cm" svg:height="5.842cm" svg:x="5.304cm" svg:y="12.69cm">
          <draw:glue-point draw:id="4" svg:x="-2.836cm" svg:y="-5.001cm"/>
          <draw:glue-point draw:id="5" svg:x="2.298cm" svg:y="-5.001cm"/>
          <draw:glue-point draw:id="6" svg:x="1.217cm" svg:y="5.001cm"/>
          <draw:glue-point draw:id="7" svg:x="-2.025cm" svg:y="5.001cm"/>
          <draw:glue-point draw:id="8" svg:x="-4.188cm" svg:y="5.001cm"/>
          <draw:glue-point draw:id="9" svg:x="1.217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9" draw:id="id9" draw:layer="layout" svg:width="1.217cm" svg:height="1.011cm" svg:x="5.71cm" svg:y="13.114cm">
          <text:p text:style-name="P2"><text:span text:style-name="T2">SI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3" xml:id="id10" draw:id="id10" draw:layer="layout" svg:width="1.521cm" svg:height="1.014cm" svg:x="6.701cm" svg:y="14.724cm">
          <draw:glue-point draw:id="4" svg:x="2.498cm" svg:y="6.252cm"/>
          <draw:glue-point draw:id="5" svg:x="-2.491cm" svg:y="6.252cm"/>
          <text:p text:style-name="P2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-0.208cm" svg:x1="6.319cm" svg:y1="14.125cm" svg:x2="7.461cm" svg:y2="14.724cm" draw:start-shape="id9" draw:start-glue-point="7" draw:end-shape="id10" draw:end-glue-point="0" svg:d="M6319 14125v235h1142v364" svg:viewBox="0 0 1143 600">
          <text:p/>
        </draw:connector>
        <draw:custom-shape draw:style-name="gr16" draw:text-style-name="P7" xml:id="id11" draw:id="id11" draw:layer="layout" svg:width="1.217cm" svg:height="1.014cm" svg:x="7.615cm" svg:y="16.827cm">
          <text:p text:style-name="P2"><text:span text:style-name="T2">DI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7" xml:id="id12" draw:id="id12" draw:layer="layout" svg:width="1.217cm" svg:height="1.014cm" svg:x="6.091cm" svg:y="16.827cm">
          <text:p text:style-name="P2"><text:span text:style-name="T2">D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10" draw:layer="layout" draw:line-skew="0.349cm" svg:x1="7.84cm" svg:y1="15.738cm" svg:x2="8.224cm" svg:y2="16.827cm" draw:end-shape="id11" draw:end-glue-point="5" svg:d="M7840 15738v635h384v454" svg:viewBox="0 0 385 1090">
          <text:p/>
        </draw:connector>
        <draw:connector draw:style-name="gr18" draw:text-style-name="P10" draw:layer="layout" draw:line-skew="0.349cm" svg:x1="7.083cm" svg:y1="15.738cm" svg:x2="6.7cm" svg:y2="16.827cm" draw:end-shape="id12" draw:end-glue-point="5" svg:d="M7083 15738v635h-383v454" svg:viewBox="0 0 384 1090">
          <text:p/>
        </draw:connector>
        <draw:custom-shape draw:style-name="gr16" draw:text-style-name="P7" xml:id="id13" draw:id="id13" draw:layer="layout" svg:width="1.217cm" svg:height="1.014cm" svg:x="8.123cm" svg:y="13.1cm">
          <text:p text:style-name="P2"><text:span text:style-name="T2">S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2" draw:layer="layout" svg:x1="8.222cm" svg:y1="15.231cm" svg:x2="8.732cm" svg:y2="14.114cm" draw:start-shape="id10" draw:start-glue-point="1" draw:end-shape="id13" draw:end-glue-point="7" svg:d="M8222 15231h510v-1117" svg:viewBox="0 0 511 1118">
          <text:p/>
        </draw:connector>
        <draw:connector draw:style-name="gr18" draw:text-style-name="P10" draw:layer="layout" draw:line-skew="-1.009cm" svg:x1="6.7cm" svg:y1="17.841cm" svg:x2="6.702cm" svg:y2="18.532cm" draw:start-shape="id12" draw:start-glue-point="7" draw:end-shape="id14" draw:end-glue-point="7" svg:d="M6700 17841v183h2v508" svg:viewBox="0 0 3 692">
          <text:p/>
        </draw:connector>
        <draw:connector draw:style-name="gr19" draw:text-style-name="P10" draw:layer="layout" svg:x1="8.224cm" svg:y1="17.841cm" svg:x2="8.224cm" svg:y2="18.532cm" draw:start-shape="id11" draw:start-glue-point="7" draw:end-shape="id14" draw:end-glue-point="6" svg:d="M8224 17841v691" svg:viewBox="0 0 1 692">
          <text:p/>
        </draw:connector>
        <draw:connector draw:style-name="gr17" draw:text-style-name="P10" draw:layer="layout" draw:line-skew="-2.406cm 0.883cm" svg:x1="5.686cm" svg:y1="18.532cm" svg:x2="6.701cm" svg:y2="15.231cm" draw:start-shape="id14" draw:start-glue-point="8" draw:end-shape="id10" draw:end-glue-point="3" svg:d="M5686 18532v-1905h-1v-1396h1016" svg:viewBox="0 0 1017 3302">
          <text:p/>
        </draw:connector>
        <draw:connector draw:style-name="gr20" draw:text-style-name="P2" draw:layer="layout" svg:x1="8.732cm" svg:y1="13.1cm" svg:x2="8.732cm" svg:y2="12.69cm" draw:start-shape="id13" draw:start-glue-point="5" draw:end-shape="id14" draw:end-glue-point="5" svg:d="M8732 13100v-410" svg:viewBox="0 0 1 411">
          <text:p/>
        </draw:connector>
        <draw:connector draw:style-name="gr21" draw:text-style-name="P2" draw:layer="layout" draw:line-skew="0.628cm" svg:x1="6.319cm" svg:y1="13.114cm" svg:x2="6.321cm" svg:y2="12.69cm" draw:start-shape="id9" draw:start-glue-point="5" draw:end-shape="id14" draw:end-glue-point="4" svg:d="M6319 13114v-297h2v-127" svg:viewBox="0 0 3 425">
          <text:p/>
        </draw:connector>
        <draw:connector draw:style-name="gr22" draw:text-style-name="P2" draw:layer="layout" svg:x1="6.321cm" svg:y1="12.69cm" svg:x2="6.322cm" svg:y2="10.744cm" draw:start-shape="id14" draw:start-glue-point="4" draw:end-shape="id15" draw:end-glue-point="4" svg:d="M6321 12690v-972h1v-974" svg:viewBox="0 0 2 1947">
          <text:p/>
        </draw:connector>
        <draw:connector draw:style-name="gr23" draw:text-style-name="P2" draw:layer="layout" svg:x1="8.732cm" svg:y1="12.69cm" svg:x2="8.731cm" svg:y2="10.744cm" draw:start-shape="id14" draw:start-glue-point="5" draw:end-shape="id15" draw:end-glue-point="5" svg:d="M8732 12690v-972h-1v-974" svg:viewBox="0 0 2 1947">
          <text:p/>
        </draw:connector>
        <draw:connector draw:style-name="gr17" draw:text-style-name="P10" draw:layer="layout" svg:x1="8.224cm" svg:y1="18.532cm" svg:x2="8.223cm" svg:y2="20.12cm" draw:start-shape="id14" draw:start-glue-point="6" draw:end-shape="id16" draw:end-glue-point="6" svg:d="M8224 18532v793h-1v795" svg:viewBox="0 0 2 1589">
          <text:p/>
        </draw:connector>
        <draw:connector draw:style-name="gr19" draw:text-style-name="P10" draw:layer="layout" svg:x1="6.702cm" svg:y1="18.532cm" svg:x2="6.703cm" svg:y2="20.12cm" draw:start-shape="id14" draw:start-glue-point="7" draw:end-shape="id16" draw:end-glue-point="7" svg:d="M6702 18532v793h1v795" svg:viewBox="0 0 2 1589">
          <text:p/>
        </draw:connector>
        <draw:connector draw:style-name="gr19" draw:text-style-name="P10" draw:layer="layout" svg:x1="5.686cm" svg:y1="18.532cm" svg:x2="5.687cm" svg:y2="20.12cm" draw:start-shape="id14" draw:start-glue-point="8" draw:end-shape="id16" draw:end-glue-point="8" svg:d="M5686 18532v793h1v795" svg:viewBox="0 0 2 1589">
          <text:p/>
        </draw:connector>
        <draw:custom-shape draw:style-name="gr12" draw:text-style-name="P4" xml:id="id22" draw:id="id22" draw:layer="layout" svg:width="4.699cm" svg:height="5.842cm" svg:x="10.404cm" svg:y="12.691cm">
          <draw:glue-point draw:id="4" svg:x="-2.836cm" svg:y="-5.001cm"/>
          <draw:glue-point draw:id="5" svg:x="2.298cm" svg:y="-5.001cm"/>
          <draw:glue-point draw:id="6" svg:x="1.217cm" svg:y="5.001cm"/>
          <draw:glue-point draw:id="7" svg:x="-2.025cm" svg:y="5.001cm"/>
          <draw:glue-point draw:id="8" svg:x="-4.188cm" svg:y="5.001cm"/>
          <draw:glue-point draw:id="9" svg:x="1.217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17" draw:id="id17" draw:layer="layout" svg:width="1.217cm" svg:height="1.011cm" svg:x="10.81cm" svg:y="13.115cm">
          <text:p text:style-name="P2"><text:span text:style-name="T2">SI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3" xml:id="id18" draw:id="id18" draw:layer="layout" svg:width="1.521cm" svg:height="1.014cm" svg:x="11.801cm" svg:y="14.725cm">
          <draw:glue-point draw:id="4" svg:x="2.498cm" svg:y="6.252cm"/>
          <draw:glue-point draw:id="5" svg:x="-2.491cm" svg:y="6.252cm"/>
          <text:p text:style-name="P2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-0.208cm" svg:x1="11.419cm" svg:y1="14.126cm" svg:x2="12.561cm" svg:y2="14.725cm" draw:start-shape="id17" draw:start-glue-point="7" draw:end-shape="id18" draw:end-glue-point="0" svg:d="M11419 14126v235h1142v364" svg:viewBox="0 0 1143 600">
          <text:p/>
        </draw:connector>
        <draw:custom-shape draw:style-name="gr16" draw:text-style-name="P7" xml:id="id19" draw:id="id19" draw:layer="layout" svg:width="1.217cm" svg:height="1.014cm" svg:x="12.715cm" svg:y="16.828cm">
          <text:p text:style-name="P2"><text:span text:style-name="T2">DI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7" xml:id="id20" draw:id="id20" draw:layer="layout" svg:width="1.217cm" svg:height="1.014cm" svg:x="11.191cm" svg:y="16.828cm">
          <text:p text:style-name="P2"><text:span text:style-name="T2">D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10" draw:layer="layout" draw:line-skew="0.349cm" svg:x1="12.94cm" svg:y1="15.739cm" svg:x2="13.324cm" svg:y2="16.828cm" draw:end-shape="id19" draw:end-glue-point="5" svg:d="M12940 15739v635h384v454" svg:viewBox="0 0 385 1090">
          <text:p/>
        </draw:connector>
        <draw:connector draw:style-name="gr18" draw:text-style-name="P10" draw:layer="layout" draw:line-skew="0.349cm" svg:x1="12.183cm" svg:y1="15.739cm" svg:x2="11.8cm" svg:y2="16.828cm" draw:end-shape="id20" draw:end-glue-point="5" svg:d="M12183 15739v635h-383v454" svg:viewBox="0 0 384 1090">
          <text:p/>
        </draw:connector>
        <draw:custom-shape draw:style-name="gr16" draw:text-style-name="P7" xml:id="id21" draw:id="id21" draw:layer="layout" svg:width="1.217cm" svg:height="1.014cm" svg:x="13.223cm" svg:y="13.101cm">
          <text:p text:style-name="P2"><text:span text:style-name="T2">S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2" draw:layer="layout" svg:x1="13.322cm" svg:y1="15.232cm" svg:x2="13.832cm" svg:y2="14.115cm" draw:start-shape="id18" draw:start-glue-point="1" draw:end-shape="id21" draw:end-glue-point="7" svg:d="M13322 15232h510v-1117" svg:viewBox="0 0 511 1118">
          <text:p/>
        </draw:connector>
        <draw:connector draw:style-name="gr18" draw:text-style-name="P10" draw:layer="layout" draw:line-skew="-1.009cm" svg:x1="11.8cm" svg:y1="17.842cm" svg:x2="11.802cm" svg:y2="18.533cm" draw:start-shape="id20" draw:start-glue-point="7" draw:end-shape="id22" draw:end-glue-point="7" svg:d="M11800 17842v183h2v508" svg:viewBox="0 0 3 692">
          <text:p/>
        </draw:connector>
        <draw:connector draw:style-name="gr19" draw:text-style-name="P10" draw:layer="layout" svg:x1="13.324cm" svg:y1="17.842cm" svg:x2="13.324cm" svg:y2="18.533cm" draw:start-shape="id19" draw:start-glue-point="7" draw:end-shape="id22" draw:end-glue-point="6" svg:d="M13324 17842v691" svg:viewBox="0 0 1 692">
          <text:p/>
        </draw:connector>
        <draw:connector draw:style-name="gr17" draw:text-style-name="P10" draw:layer="layout" draw:line-skew="-2.406cm 0.883cm" svg:x1="10.786cm" svg:y1="18.533cm" svg:x2="11.801cm" svg:y2="15.232cm" draw:start-shape="id22" draw:start-glue-point="8" draw:end-shape="id18" draw:end-glue-point="3" svg:d="M10786 18533v-1905h-1v-1396h1016" svg:viewBox="0 0 1017 3302">
          <text:p/>
        </draw:connector>
        <draw:connector draw:style-name="gr20" draw:text-style-name="P2" draw:layer="layout" svg:x1="13.832cm" svg:y1="13.101cm" svg:x2="13.832cm" svg:y2="12.691cm" draw:start-shape="id21" draw:start-glue-point="5" draw:end-shape="id22" draw:end-glue-point="5" svg:d="M13832 13101v-410" svg:viewBox="0 0 1 411">
          <text:p/>
        </draw:connector>
        <draw:connector draw:style-name="gr21" draw:text-style-name="P2" draw:layer="layout" draw:line-skew="0.628cm" svg:x1="11.419cm" svg:y1="13.115cm" svg:x2="11.421cm" svg:y2="12.691cm" draw:start-shape="id17" draw:start-glue-point="5" draw:end-shape="id22" draw:end-glue-point="4" svg:d="M11419 13115v-297h2v-127" svg:viewBox="0 0 3 425">
          <text:p/>
        </draw:connector>
        <draw:connector draw:style-name="gr22" draw:text-style-name="P2" draw:layer="layout" svg:x1="11.421cm" svg:y1="12.691cm" svg:x2="11.422cm" svg:y2="10.745cm" draw:start-shape="id22" draw:start-glue-point="4" draw:end-shape="id23" draw:end-glue-point="4" svg:d="M11421 12691v-972h1v-974" svg:viewBox="0 0 2 1947">
          <text:p/>
        </draw:connector>
        <draw:connector draw:style-name="gr23" draw:text-style-name="P2" draw:layer="layout" svg:x1="13.832cm" svg:y1="12.691cm" svg:x2="13.831cm" svg:y2="10.745cm" draw:start-shape="id22" draw:start-glue-point="5" draw:end-shape="id23" draw:end-glue-point="5" svg:d="M13832 12691v-972h-1v-974" svg:viewBox="0 0 2 1947">
          <text:p/>
        </draw:connector>
        <draw:connector draw:style-name="gr17" draw:text-style-name="P10" draw:layer="layout" svg:x1="13.324cm" svg:y1="18.533cm" svg:x2="13.323cm" svg:y2="20.121cm" draw:start-shape="id22" draw:start-glue-point="6" draw:end-shape="id24" draw:end-glue-point="6" svg:d="M13324 18533v793h-1v795" svg:viewBox="0 0 2 1589">
          <text:p/>
        </draw:connector>
        <draw:connector draw:style-name="gr19" draw:text-style-name="P10" draw:layer="layout" svg:x1="11.802cm" svg:y1="18.533cm" svg:x2="11.803cm" svg:y2="20.121cm" draw:start-shape="id22" draw:start-glue-point="7" draw:end-shape="id24" draw:end-glue-point="7" svg:d="M11802 18533v793h1v795" svg:viewBox="0 0 2 1589">
          <text:p/>
        </draw:connector>
        <draw:connector draw:style-name="gr19" draw:text-style-name="P10" draw:layer="layout" svg:x1="10.786cm" svg:y1="18.533cm" svg:x2="10.787cm" svg:y2="20.121cm" draw:start-shape="id22" draw:start-glue-point="8" draw:end-shape="id24" draw:end-glue-point="8" svg:d="M10786 18533v793h1v795" svg:viewBox="0 0 2 15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24.8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01T14:31:28.484986871</dc:date>
    <meta:editing-duration>PT1H39M24S</meta:editing-duration>
    <meta:editing-cycles>23</meta:editing-cycles>
    <meta:generator>LibreOffice/6.3.0.4$Linux_X86_64 LibreOffice_project/30$Build-4</meta:generator>
    <meta:document-statistic meta:object-count="83"/>
  </office:meta>
</office:document-meta>
</file>